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Message.isResponseOK( String response , int [ ] o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.sanitizeAddress( String 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ailMessage.setCc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PrintStream.MailPrin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rintStream.raw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.sendQu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.flush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Message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.replyto( String r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.MailMessage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.sendD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.getRea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.sendAnd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.send( String msg , int [ ] 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Message.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.setSubject( String su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.setReplyTo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.sen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.sendHe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PrintStream.write( byte [ ] buf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.sendRcpt( String rc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.bcc( String b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.disconn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ilMessage.MailMessage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Message.Mai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.cc( String 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.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PrintStream.rawPrin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Message.setTo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.vectorToList( Vector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Message.send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.getPrin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PrintStream.write( int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lMessage.setFr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